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Hbox</text:h>
      <text:p text:style-name="P13"><text:span text:style-name="Source_20_Text">Hbox</text:span> is composed of HTML Table, it is a kind of <text:a xlink:type="simple" xlink:href="#Box"><text:span text:style-name="Source_20_Text">box</text:span></text:a><text:span text:style-name="Source_20_Text">, </text:span>and shows each child in a horizontal layout.</text:p>
      <text:p text:style-name="Text_20_body"><text:s/><text:span text:style-name="T3">S</text:span><text:span text:style-name="T2">ource</text:span>:</text:p>
      <text:list text:style-name="L1">
        <text:list-item>
          <text:p text:style-name="P15"><text:a xlink:type="simple" xlink:href="http://zk1.svn.sourceforge.net/viewvc/zk1/branches/3.5/zul/src/archive/web/zul/css/cmps/box.css.dsp?view=markup">The CSS source of H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3.637cm" svg:height="1.439cm" draw:z-index="0"><draw:image xlink:href="../images/h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7.673cm" svg:height="6.297cm" draw:z-index="1"><draw:image xlink:href="../images/hbox2.jpg" xlink:type="simple" xlink:show="embed" xlink:actuate="onLoad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h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td.z-hbox-sep</text:span></text:span></text:p>
          </table:table-cell>
          <table:table-cell table:style-name="Table3.B2" office:value-type="string">
            <text:p text:style-name="P3">Width of separator</text:p>
          </table:table-cell>
          <table:table-cell table:style-name="Table3.C2" office:value-type="string">
            <text:p text:style-name="P7"><text:span text:style-name="T4">width</text:span>: 0.3em; padding: 0; margin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4:25</dc:date>
    <meta:editing-cycles>23</meta:editing-cycles>
    <meta:editing-duration>PT4H2M4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72" meta:character-count="403"/>
  </office:meta>
</office:document-meta>
</file>